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p text:style-name="Title">VS code et Ollama</text:p>
      <text:p text:style-name="Author">Damien Belvèze</text:p>
      <text:p text:style-name="Date">2024-06-07</text:p>
      <text:p text:style-name="Text_20_body">Ollama en local + le modèle de langage StarCoder en local fournit une bonne alternative à Copilot, outil payant de Microsoft pour générer du code depuis un éditeur de texte en IA.</text:p>
      <text:p text:style-name="Text_20_body">Etapes à suivre :</text:p>
      <text:list text:style-name="L1">
        <text:list-item>
          <text:p text:style-name="P1">Charger Ollama sur sa machine (depuis https://ollama.com)</text:p>
        </text:list-item>
        <text:list-item>
          <text:p text:style-name="P1">Faire le lien avec le modèle de langage souhaité</text:p>
        </text:list-item>
        <text:list-item>
          <text:p text:style-name="P1">charger Starcoder2:3B sur la machine</text:p>
        </text:list-item>
      </text:list>
      <text:p text:style-name="First_20_paragraph">Pour un ordinateur de bureautique, le [[LLM]] StarCoder 2 3B (“3 milliards de paramètres” ; 1,7 GigaBit) peut être téléchargé et fonctionner sans difficulté en local.</text:p>
      <text:p text:style-name="Text_20_body">Ouvrir un terminal de commandes (Powershell pour Windows par exemple)</text:p>
      <text:p text:style-name="Preformatted_20_Text">
<text:span text:style-name="ExtensionTok">ollama</text:span><text:span text:style-name="NormalTok"><text:s text:c="1"/>pull starcoder2:3B</text:span>
</text:p>
      <text:p text:style-name="First_20_paragraph">Cela installera Starcoder en local</text:p>
      <text:list text:style-name="L2">
        <text:list-item>
          <text:p text:style-name="P2">Dans VSCode, installer l’extension <text:span text:style-name="T1">Continue</text:span></text:p>
        </text:list-item>
        <text:list-item>
          <text:p text:style-name="P2">Choix du modèle</text:p>
        </text:list-item>
      </text:list>
      <text:p text:style-name="First_20_paragraph">StarCoder2 (léger, en local), Deepseek-coder (lourd, via une API)</text:p>
      <text:p text:style-name="Text_20_body">Deepseek-coder:33B- = modèle trop large pour être hébergé sur un ordinateur de bureautique : connexion avec un serveur où le modèle est hébergé.</text:p>
      <text:p text:style-name="Text_20_body">Définir les accès à ces deux modèles dans le fichier de configuration de l’extension Continue (dans VSCode)</text:p>
      <text:p text:style-name="Text_20_body">Dans VSCode, ouvrir la palette (par défaut Ctrl+Shift+P)</text:p>
      <text:p text:style-name="Text_20_body">Modifier le fichier config.json de l’extention <text:span text:style-name="T1">Continue</text:span> (Continue: open config.json)</text:p>
      <text:p text:style-name="Text_20_body">ajouter les lignes concernant le modèle choisi.</text:p>
      <text:p text:style-name="Text_20_body">Pour Starcoder en local :</text:p>
      <text:p text:style-name="Preformatted_20_Text">
<text:span text:style-name="FunctionTok">{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title"</text:span><text:span text:style-name="FunctionTok">:</text:span><text:span text:style-name="NormalTok"><text:s text:c="1"/></text:span><text:span text:style-name="StringTok">"Starcoder2"</text:span><text:span text:style-name="FunctionTok">,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provider"</text:span><text:span text:style-name="FunctionTok">:</text:span><text:span text:style-name="NormalTok"><text:s text:c="1"/></text:span><text:span text:style-name="StringTok">"ollama"</text:span><text:span text:style-name="FunctionTok">,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model"</text:span><text:span text:style-name="FunctionTok">:</text:span><text:span text:style-name="NormalTok"><text:s text:c="1"/></text:span><text:span text:style-name="StringTok">"starcoder2-3b"</text:span><text:span text:style-name="FunctionTok">,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systemMessage"</text:span><text:span text:style-name="FunctionTok">:</text:span><text:span text:style-name="NormalTok"><text:s text:c="1"/></text:span><text:span text:style-name="StringTok">"You are an expert software developer. You give helpful and concise responses."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FunctionTok">}</text:span><text:span text:style-name="ErrorTok">,</text:span>
</text:p>
      <text:p text:style-name="First_20_paragraph">Pour Deepseek, l’accès doit avoir lieu en API depuis un serveur distant :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FunctionTok">{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title"</text:span><text:span text:style-name="FunctionTok">:</text:span><text:span text:style-name="NormalTok"><text:s text:c="1"/></text:span><text:span text:style-name="StringTok">"Deepseek"</text:span><text:span text:style-name="FunctionTok">,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provider"</text:span><text:span text:style-name="FunctionTok">:</text:span><text:span text:style-name="NormalTok"><text:s text:c="1"/></text:span><text:span text:style-name="StringTok">"ollama"</text:span><text:span text:style-name="FunctionTok">,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model"</text:span><text:span text:style-name="FunctionTok">:</text:span><text:span text:style-name="NormalTok"><text:s text:c="1"/></text:span><text:span text:style-name="StringTok">"deepseek-coder:33b"</text:span><text:span text:style-name="FunctionTok">,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apiBase"</text:span><text:span text:style-name="FunctionTok">:</text:span><text:span text:style-name="NormalTok"><text:s text:c="1"/></text:span><text:span text:style-name="StringTok">"URL du serveur/ollama"</text:span><text:span text:style-name="FunctionTok">,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requestOptions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headers"</text:span><text:span text:style-name="FunctionTok">:</text:span><text:span text:style-name="NormalTok"><text:s text:c="1"/></text:span><text:span text:style-name="FunctionTok">{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DataTypeTok">"Authorization"</text:span><text:span text:style-name="FunctionTok">:</text:span><text:span text:style-name="NormalTok"><text:s text:c="1"/></text:span><text:span text:style-name="StringTok">"Basic entrer ici la clé fournie par l'administrateur du serveur"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FunctionTok">}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ErrorTok"> </text:span><text:span text:style-name="NormalTok"><text:s text:c="1"/></text:span><text:span text:style-name="FunctionTok">}</text:span>
</text:p>
      <text:p text:style-name="Preformatted_20_Text">
<text:span text:style-name="ErrorTok"> </text:span><text:span text:style-name="NormalTok"><text:s text:c="1"/></text:span><text:span text:style-name="ErrorTok"> </text:span><text:span text:style-name="NormalTok"><text:s text:c="1"/></text:span><text:span text:style-name="FunctionTok">}</text:span><text:span text:style-name="ErrorTok">,</text:span>
</text:p>
      <text:p text:style-name="First_20_paragraph">A partir du moment où ces deux modèles sont disponibles (par exemple starcoder2 en local et/ou deepSeek via une API), pour appeler l’un ou l’autre, utiliser Ctrl+I (raccourci par défaut de l’extension Continue)</text:p>
      <text:p text:style-name="Text_20_body">Cela ouvre un champ pour le prompt. Il est possible de passer d’un modèle à l’autre dans l’interface de chat (menu déroulant en bas à droite)</text:p>
      <text:p text:style-name="Text_20_body">Vérifier avant d’utiliser n’importe quel modèle hébergé sur un serveur qu’on a bien accès au serveur en question (VPN)</text:p>
      <text:p text:style-name="Text_20_body">Exemple de prompt :</text:p>
      <text:p text:style-name="P3"/>
      <text:p text:style-name="P4">prompt the user to provide a folder path. Within this folder, in the different files, count all the words beginning with "art", Create a CSV file in the same folder called art.csv. In art.csv <text:s text:c="1"/>create two columns with the following headers : column A = words, column B = files. <text:s text:c="1"/>In column A list all occurrences found of words beginning with "art", in column B, provide the name of the files <text:s text:c="1"/>where these occurrences were found. Occurrences count should be put at the end of the document after a line break</text:p>
      <text:p text:style-name="First_20_paragraph">Avec Deepseek, VScode répond de la manière suivante :</text:p>
      <text:p text:style-name="Preformatted_20_Text">
<text:span text:style-name="ImportTok">import</text:span><text:span text:style-name="NormalTok"><text:s text:c="1"/>os</text:span>
</text:p>
      <text:p text:style-name="Preformatted_20_Text">
<text:span text:style-name="ImportTok">import</text:span><text:span text:style-name="NormalTok"><text:s text:c="1"/>csv</text:span>
</text:p>
      <text:p text:style-name="Preformatted_20_Text">
<text:span text:style-name="ImportTok">from</text:span><text:span text:style-name="NormalTok"><text:s text:c="1"/>collections </text:span><text:span text:style-name="ImportTok">import</text:span><text:span text:style-name="NormalTok"><text:s text:c="1"/>defaultdict</text:span>
</text:p>
      <text:p text:style-name="Preformatted_20_Text">
<text:span text:style-name="KeywordTok">def</text:span><text:span text:style-name="NormalTok"><text:s text:c="1"/>get_art_words(filepath):</text:span>
</text:p>
      <text:p text:style-name="Preformatted_20_Text">
<text:span text:style-name="NormalTok">    art_words </text:span><text:span text:style-name="OperatorTok">=</text:span><text:span text:style-name="NormalTok"><text:s text:c="1"/>[]</text:span>
</text:p>
      <text:p text:style-name="Preformatted_20_Text">
<text:span text:style-name="NormalTok">    </text:span><text:span text:style-name="ControlFlowTok">with</text:span><text:span text:style-name="NormalTok"><text:s text:c="1"/></text:span><text:span text:style-name="BuiltInTok">open</text:span><text:span text:style-name="NormalTok">(filepath, </text:span><text:span text:style-name="StringTok">'r'</text:span><text:span text:style-name="NormalTok">) </text:span><text:span text:style-name="ImportTok">as</text:span><text:span text:style-name="NormalTok"><text:s text:c="1"/>f:</text:span>
</text:p>
      <text:p text:style-name="Preformatted_20_Text">
<text:span text:style-name="NormalTok">        </text:span><text:span text:style-name="ControlFlowTok">for</text:span><text:span text:style-name="NormalTok"><text:s text:c="1"/>line </text:span><text:span text:style-name="KeywordTok">in</text:span><text:span text:style-name="NormalTok"><text:s text:c="1"/>f:</text:span>
</text:p>
      <text:p text:style-name="Preformatted_20_Text">
<text:span text:style-name="NormalTok">            words </text:span><text:span text:style-name="OperatorTok">=</text:span><text:span text:style-name="NormalTok"><text:s text:c="1"/>line.split()</text:span>
</text:p>
      <text:p text:style-name="Preformatted_20_Text">
<text:span text:style-name="NormalTok">            </text:span><text:span text:style-name="ControlFlowTok">for</text:span><text:span text:style-name="NormalTok"><text:s text:c="1"/>word </text:span><text:span text:style-name="KeywordTok">in</text:span><text:span text:style-name="NormalTok"><text:s text:c="1"/>words:</text:span>
</text:p>
      <text:p text:style-name="Preformatted_20_Text">
<text:span text:style-name="NormalTok">                </text:span><text:span text:style-name="ControlFlowTok">if</text:span><text:span text:style-name="NormalTok"><text:s text:c="1"/>word.startswith(</text:span><text:span text:style-name="StringTok">'art'</text:span><text:span text:style-name="NormalTok">):</text:span>
</text:p>
      <text:p text:style-name="Preformatted_20_Text">
<text:span text:style-name="NormalTok">                    art_words.append(word)</text:span>
</text:p>
      <text:p text:style-name="Preformatted_20_Text">
<text:span text:style-name="NormalTok">    </text:span><text:span text:style-name="ControlFlowTok">return</text:span><text:span text:style-name="NormalTok"><text:s text:c="1"/>art_words</text:span>
</text:p>
      <text:p text:style-name="Preformatted_20_Text">
<text:span text:style-name="KeywordTok">def</text:span><text:span text:style-name="NormalTok"><text:s text:c="1"/>main():</text:span>
</text:p>
      <text:p text:style-name="Preformatted_20_Text">
<text:span text:style-name="NormalTok">    folderpath </text:span><text:span text:style-name="OperatorTok">=</text:span><text:span text:style-name="NormalTok"><text:s text:c="1"/></text:span><text:span text:style-name="BuiltInTok">input</text:span><text:span text:style-name="NormalTok">(</text:span><text:span text:style-name="StringTok">"Please provide a folder path: "</text:span><text:span text:style-name="NormalTok">)</text:span>
</text:p>
      <text:p text:style-name="Preformatted_20_Text">
<text:span text:style-name="NormalTok">    result </text:span><text:span text:style-name="OperatorTok">=</text:span><text:span text:style-name="NormalTok"><text:s text:c="1"/>defaultdict(</text:span><text:span text:style-name="BuiltInTok">list</text:span><text:span text:style-name="NormalTok">)</text:span>
</text:p>
      <text:p text:style-name="Preformatted_20_Text">
<text:span text:style-name="NormalTok">    </text:span><text:span text:style-name="ControlFlowTok">for</text:span><text:span text:style-name="NormalTok"><text:s text:c="1"/>filename </text:span><text:span text:style-name="KeywordTok">in</text:span><text:span text:style-name="NormalTok"><text:s text:c="1"/>os.listdir(folderpath):</text:span>
</text:p>
      <text:p text:style-name="Preformatted_20_Text">
<text:span text:style-name="NormalTok">        filepath </text:span><text:span text:style-name="OperatorTok">=</text:span><text:span text:style-name="NormalTok"><text:s text:c="1"/>os.path.join(folderpath, filename)</text:span>
</text:p>
      <text:p text:style-name="Preformatted_20_Text">
<text:span text:style-name="NormalTok">        </text:span><text:span text:style-name="ControlFlowTok">if</text:span><text:span text:style-name="NormalTok"><text:s text:c="1"/>os.path.isfile(filepath):</text:span>
</text:p>
      <text:p text:style-name="Preformatted_20_Text">
<text:span text:style-name="NormalTok">            art_words </text:span><text:span text:style-name="OperatorTok">=</text:span><text:span text:style-name="NormalTok"><text:s text:c="1"/>get_art_words(filepath)</text:span>
</text:p>
      <text:p text:style-name="Preformatted_20_Text">
<text:span text:style-name="NormalTok">            </text:span><text:span text:style-name="ControlFlowTok">for</text:span><text:span text:style-name="NormalTok"><text:s text:c="1"/>word </text:span><text:span text:style-name="KeywordTok">in</text:span><text:span text:style-name="NormalTok"><text:s text:c="1"/>art_words:</text:span>
</text:p>
      <text:p text:style-name="Preformatted_20_Text">
<text:span text:style-name="NormalTok">                result[word].append(filename)</text:span>
</text:p>
      <text:p text:style-name="Preformatted_20_Text">
<text:span text:style-name="NormalTok">    </text:span><text:span text:style-name="ControlFlowTok">with</text:span><text:span text:style-name="NormalTok"><text:s text:c="1"/></text:span><text:span text:style-name="BuiltInTok">open</text:span><text:span text:style-name="NormalTok">(os.path.join(folderpath, </text:span><text:span text:style-name="StringTok">'art.csv'</text:span><text:span text:style-name="NormalTok">), </text:span><text:span text:style-name="StringTok">'w'</text:span><text:span text:style-name="NormalTok">, newline</text:span><text:span text:style-name="OperatorTok">=</text:span><text:span text:style-name="StringTok">''</text:span><text:span text:style-name="NormalTok">) </text:span><text:span text:style-name="ImportTok">as</text:span><text:span text:style-name="NormalTok"><text:s text:c="1"/>f:</text:span>
</text:p>
      <text:p text:style-name="Preformatted_20_Text">
<text:span text:style-name="NormalTok">        writer </text:span><text:span text:style-name="OperatorTok">=</text:span><text:span text:style-name="NormalTok"><text:s text:c="1"/>csv.writer(f)</text:span>
</text:p>
      <text:p text:style-name="Preformatted_20_Text">
<text:span text:style-name="NormalTok">        writer.writerow([</text:span><text:span text:style-name="StringTok">'Words'</text:span><text:span text:style-name="NormalTok">, </text:span><text:span text:style-name="StringTok">'Files'</text:span><text:span text:style-name="NormalTok">])</text:span>
</text:p>
      <text:p text:style-name="Preformatted_20_Text">
<text:span text:style-name="NormalTok">        </text:span><text:span text:style-name="ControlFlowTok">for</text:span><text:span text:style-name="NormalTok"><text:s text:c="1"/>word, filenames </text:span><text:span text:style-name="KeywordTok">in</text:span><text:span text:style-name="NormalTok"><text:s text:c="1"/>result.items():</text:span>
</text:p>
      <text:p text:style-name="Preformatted_20_Text">
<text:span text:style-name="NormalTok">            writer.writerow([word, </text:span><text:span text:style-name="StringTok">', '</text:span><text:span text:style-name="NormalTok">.join(filenames)])</text:span>
</text:p>
      <text:p text:style-name="Preformatted_20_Text">
<text:span text:style-name="NormalTok">    </text:span><text:span text:style-name="ControlFlowTok">with</text:span><text:span text:style-name="NormalTok"><text:s text:c="1"/></text:span><text:span text:style-name="BuiltInTok">open</text:span><text:span text:style-name="NormalTok">(os.path.join(folderpath, </text:span><text:span text:style-name="StringTok">'art.csv'</text:span><text:span text:style-name="NormalTok">), </text:span><text:span text:style-name="StringTok">'a'</text:span><text:span text:style-name="NormalTok">) </text:span><text:span text:style-name="ImportTok">as</text:span><text:span text:style-name="NormalTok"><text:s text:c="1"/>f:</text:span>
</text:p>
      <text:p text:style-name="Preformatted_20_Text">
<text:span text:style-name="NormalTok">        f.write(</text:span><text:span text:style-name="StringTok">'</text:span><text:span text:style-name="CharTok">\n</text:span><text:span text:style-name="StringTok">Occurrences count: </text:span><text:span text:style-name="SpecialCharTok">%s</text:span><text:span text:style-name="StringTok">'</text:span><text:span text:style-name="NormalTok"><text:s text:c="1"/></text:span><text:span text:style-name="OperatorTok">%</text:span><text:span text:style-name="NormalTok"><text:s text:c="1"/></text:span><text:span text:style-name="BuiltInTok">sum</text:span><text:span text:style-name="NormalTok">([</text:span><text:span text:style-name="BuiltInTok">len</text:span><text:span text:style-name="NormalTok">(files) </text:span><text:span text:style-name="ControlFlowTok">for</text:span><text:span text:style-name="NormalTok"><text:s text:c="1"/>files </text:span><text:span text:style-name="KeywordTok">in</text:span><text:span text:style-name="NormalTok"><text:s text:c="1"/>result.values()]))</text:span>
</text:p>
      <text:p text:style-name="Preformatted_20_Text">
<text:span text:style-name="ControlFlowTok">if</text:span><text:span text:style-name="NormalTok"><text:s text:c="1"/></text:span><text:span text:style-name="VariableTok">__name__</text:span><text:span text:style-name="NormalTok"><text:s text:c="1"/></text:span><text:span text:style-name="OperatorTok">==</text:span><text:span text:style-name="NormalTok"><text:s text:c="1"/></text:span><text:span text:style-name="StringTok">"__main__"</text:span><text:span text:style-name="NormalTok">:</text:span>
</text:p>
      <text:p text:style-name="Preformatted_20_Text">
<text:span text:style-name="NormalTok">    main()</text:span>
</text:p>
      <text:p text:style-name="First_20_paragraph">Exécuter le code Python avec <text:a xlink:type="simple" xlink:href="https://github.com/damienbelveze/become_more_visible/tree/main/data" office:name=""><text:span text:style-name="Definition">un jeu de fichiers approprié</text:span></text:a> (pour l’éditeur de Python en ligne https://www.online-python.com/, indiquer le lien vers l’espace cloud) pour vérifier que le code est bon. Ce code ne peut être vérifié avec l’extension code-runner de VScode. En effet, celle-ci ne fonctionnera pas si le code comprend la demande faite à l’usager d’indiquer un chem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VS code et Ollama</dc:title>
    <dc:description/>
    <dc:subject/>
    <meta:keyword/>
    <meta:initial-creator>Damien Belvèze</meta:initial-creator>
    <dc:creator>Damien Belvèze</dc:creator>
    <meta:creation-date>2024-07-09T15:46:49Z</meta:creation-date>
    <dc:date>2024-07-09T15:46:49Z</dc:date>
    <meta:user-defined meta:name="aliases" meta:value-type="string"/>
    <meta:user-defined meta:name="biblio_style" meta:value-type="string">csl.csl</meta:user-defined>
    <meta:user-defined meta:name="bibliography" meta:value-type="string">biblio/Obsidian.bib</meta:user-defined>
    <meta:user-defined meta:name="date" meta:value-type="string">2024-06-07</meta:user-defined>
    <meta:user-defined meta:name="id" meta:value-type="string">20240607_VS code et Ollama</meta:user-defined>
    <meta:user-defined meta:name="link_citations" meta:value-type="string">True</meta:user-defined>
    <meta:user-defined meta:name="subtitle" meta:value-type="string"/>
    <meta:user-defined meta:name="tags" meta:value-type="string"/>
  </office:meta>
</office:document-meta>
</file>